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fo:font-size="10pt" fo:font-weight="bold" officeooo:rsid="000e3f54" officeooo:paragraph-rsid="001cbc0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33333" fo:font-size="21pt" fo:font-weight="normal" officeooo:rsid="000e3f54" officeooo:paragraph-rsid="001cbc0d" style:font-size-asian="21pt" style:font-weight-asian="normal" style:font-size-complex="21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333333" fo:font-size="21pt" fo:font-weight="normal" officeooo:rsid="000e3f54" officeooo:paragraph-rsid="001cbc0d" style:font-size-asian="21pt" style:font-weight-asian="normal" style:font-size-complex="21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333333" fo:font-size="14pt" fo:font-weight="bold" officeooo:rsid="000e3f54" officeooo:paragraph-rsid="001cbc0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officeooo:rsid="000e9e46" style:font-size-asian="22pt" style:font-weight-asian="normal" style:font-size-complex="22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officeooo:rsid="000e9e46" style:font-size-asian="28pt" style:font-weight-asian="normal" style:font-size-complex="28pt" style:font-weight-complex="normal"/>
    </style:style>
    <style:style style:name="T7" style:family="text">
      <style:text-properties fo:font-size="28pt" fo:font-weight="normal" officeooo:rsid="001cbc0d" style:font-size-asian="28pt" style:font-weight-asian="normal" style:font-size-complex="28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3.96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844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295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A Quem Enviarei<text:tab/></text:span> <text:tab/><text:span text:style-name="T8">Michelle Nascimento</text:span><text:span text:style-name="T1"> <text:tab/></text:span><text:span text:style-name="T6">[ 1</text:span><text:span text:style-name="T7">7</text:span><text:span text:style-name="T6"> ]</text:span></text:p>
      <text:p text:style-name="P1"/>
      <text:p text:style-name="P2"><draw:custom-shape text:anchor-type="paragraph" draw:z-index="0" draw:style-name="gr1" draw:text-style-name="P5" svg:width="0.345cm" svg:height="3.966cm" svg:x="15.277cm" svg:y="0.02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O meu olhar vem procurar pessoas</text:p>
      <text:p text:style-name="P2">que levem a verdade</text:p>
      <text:p text:style-name="P2"><draw:frame text:anchor-type="paragraph" draw:z-index="5" draw:style-name="gr4" draw:text-style-name="P7" svg:width="1.059cm" svg:height="0.451cm" svg:x="15.886cm" svg:y="0.21cm"><draw:text-box><text:p text:style-name="P6"><text:span text:style-name="T9">2x</text:span></text:p></draw:text-box></draw:frame>Que levem o reino, que levem a cura</text:p>
      <text:p text:style-name="P2">Ao mundo que precisa de milagres e salvação</text:p>
      <text:p text:style-name="P2">A quem enviarei?</text:p>
      <text:p text:style-name="P2"><draw:custom-shape text:anchor-type="paragraph" draw:z-index="1" draw:style-name="gr2" draw:text-style-name="P5" svg:width="0.424cm" svg:height="4.843cm" svg:x="14.748cm" svg:y="0.67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A quem enviarei para pregar o evangelho</text:p>
      <text:p text:style-name="P2">aos cativos e Oprimidos?</text:p>
      <text:p text:style-name="P2"><draw:frame text:anchor-type="paragraph" draw:z-index="4" draw:style-name="gr4" draw:text-style-name="P7" svg:width="1.059cm" svg:height="0.451cm" svg:x="15.489cm" svg:y="0.57cm"><draw:text-box><text:p text:style-name="P6"><text:span text:style-name="T9">2x</text:span></text:p></draw:text-box></draw:frame>Libertem eles da prisão!</text:p>
      <text:p text:style-name="P2">A quem enviarei para levar o</text:p>
      <text:p text:style-name="P2">evangelho as nações?</text:p>
      <text:p text:style-name="P2">O mundo clama pela luz na escuridão!</text:p>
      <text:p text:style-name="P2"/>
      <text:p text:style-name="P2">O Senhor Jesus Ele chama homens e</text:p>
      <text:p text:style-name="P2">mulheres para fazer</text:p>
      <text:p text:style-name="P2">A sua vontade.</text:p>
      <text:p text:style-name="P2">Se você aí que esta me ouvindo</text:p>
      <text:p text:style-name="P2">deseja cumprir o ide do</text:p>
      <text:p text:style-name="P2">Senhor, levar as nações a salvação,</text:p>
      <text:p text:style-name="P2">a cura, cante comigo:</text:p>
      <text:p text:style-name="P2"/>
      <text:p text:style-name="P2"><draw:custom-shape text:anchor-type="paragraph" draw:z-index="2" draw:style-name="gr3" draw:text-style-name="P5" svg:width="0.239cm" svg:height="2.294cm" svg:x="11.626cm" svg:y="0.1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"Leva-me, usa-me</text:p>
      <text:p text:style-name="P2"><draw:frame text:anchor-type="paragraph" draw:z-index="3" draw:style-name="gr4" draw:text-style-name="P7" svg:width="1.059cm" svg:height="0.451cm" svg:x="12.181cm" svg:y="0.386cm"><draw:text-box><text:p text:style-name="P6"><text:span text:style-name="T9">5x</text:span></text:p></draw:text-box></draw:frame>Eis-me aqui</text:p>
      <text:p text:style-name="P2">Eu quero ser profeta</text:p>
      <text:p text:style-name="P2">Nessa geração."</text:p>
      <text:p text:style-name="P2"/>
      <text:p text:style-name="P3">A quem enviare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4:32:10.324058001</dc:date>
    <meta:editing-duration>PT26M6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4" meta:word-count="116" meta:character-count="614" meta:non-whitespace-character-count="519"/>
  </office:meta>
</office:document-meta>
</file>